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45">
      <style:paragraph-properties fo:text-align="start" style:justify-single-word="false"/>
      <style:text-properties officeooo:paragraph-rsid="001d8c9c"/>
    </style:style>
    <style:style style:name="P2" style:family="paragraph" style:parent-style-name="Text_20_body" style:list-style-name="L54">
      <style:text-properties style:text-underline-style="none" fo:font-weight="normal" officeooo:rsid="00a6be14" officeooo:paragraph-rsid="001d8c9c"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1321cb4" officeooo:paragraph-rsid="001d8c9c" style:font-weight-asian="normal" style:font-weight-complex="normal"/>
    </style:style>
    <style:style style:name="P4" style:family="paragraph" style:parent-style-name="Standard" style:list-style-name="L1">
      <style:text-properties style:text-underline-style="none" fo:font-weight="normal" officeooo:rsid="0006b4bd" officeooo:paragraph-rsid="001d8c9c" style:font-weight-asian="normal" style:font-weight-complex="normal"/>
    </style:style>
    <style:style style:name="P5" style:family="paragraph" style:parent-style-name="Standard">
      <style:text-properties style:text-underline-style="none" fo:font-weight="normal" officeooo:rsid="00320116" officeooo:paragraph-rsid="001d8c9c" style:font-weight-asian="normal" style:font-weight-complex="normal"/>
    </style:style>
    <style:style style:name="P6" style:family="paragraph" style:parent-style-name="Standard" style:list-style-name="L40">
      <style:paragraph-properties fo:text-align="start" style:justify-single-word="false"/>
      <style:text-properties style:text-underline-style="none" fo:font-weight="normal" officeooo:rsid="002664ba" officeooo:paragraph-rsid="001d8c9c" style:font-weight-asian="normal" style:font-weight-complex="normal"/>
    </style:style>
    <style:style style:name="P7" style:family="paragraph" style:parent-style-name="Standard" style:list-style-name="L41">
      <style:paragraph-properties fo:text-align="start" style:justify-single-word="false"/>
      <style:text-properties style:text-underline-style="none" fo:font-weight="normal" officeooo:rsid="002664ba" officeooo:paragraph-rsid="001d8c9c" style:font-weight-asian="normal" style:font-weight-complex="normal"/>
    </style:style>
    <style:style style:name="P8" style:family="paragraph" style:parent-style-name="Standard" style:list-style-name="L42">
      <style:paragraph-properties fo:text-align="start" style:justify-single-word="false"/>
      <style:text-properties style:text-underline-style="none" fo:font-weight="normal" officeooo:rsid="002b879c" officeooo:paragraph-rsid="001d8c9c"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2b879c" officeooo:paragraph-rsid="001d8c9c" style:font-weight-asian="normal" style:font-weight-complex="normal"/>
    </style:style>
    <style:style style:name="P10" style:family="paragraph" style:parent-style-name="Standard" style:list-style-name="L43">
      <style:paragraph-properties fo:text-align="start" style:justify-single-word="false"/>
      <style:text-properties style:text-underline-style="none" fo:font-weight="normal" officeooo:rsid="00346082" officeooo:paragraph-rsid="001d8c9c" style:font-weight-asian="normal" style:font-weight-complex="normal"/>
    </style:style>
    <style:style style:name="P11" style:family="paragraph" style:parent-style-name="Standard" style:list-style-name="L43">
      <style:paragraph-properties fo:text-align="start" style:justify-single-word="false"/>
      <style:text-properties style:text-underline-style="none" fo:font-weight="normal" officeooo:rsid="00369ca3" officeooo:paragraph-rsid="001d8c9c"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3ff25e" officeooo:paragraph-rsid="001d8c9c" style:font-weight-asian="normal" style:font-weight-complex="normal"/>
    </style:style>
    <style:style style:name="P13" style:family="paragraph" style:parent-style-name="Standard" style:list-style-name="L44">
      <style:paragraph-properties fo:text-align="justify" style:justify-single-word="false"/>
      <style:text-properties style:text-underline-style="none" fo:font-weight="normal" officeooo:rsid="003ff25e" officeooo:paragraph-rsid="001d8c9c" style:font-weight-asian="normal" style:font-weight-complex="normal"/>
    </style:style>
    <style:style style:name="P14" style:family="paragraph" style:parent-style-name="Standard" style:list-style-name="L46">
      <style:text-properties style:text-underline-style="none" fo:font-weight="normal" officeooo:rsid="005b0e81" officeooo:paragraph-rsid="001d8c9c" style:font-weight-asian="normal" style:font-weight-complex="normal"/>
    </style:style>
    <style:style style:name="P15" style:family="paragraph" style:parent-style-name="Standard" style:list-style-name="L47">
      <style:text-properties style:text-underline-style="none" fo:font-weight="normal" officeooo:rsid="0067aace" officeooo:paragraph-rsid="001d8c9c" style:font-weight-asian="normal" style:font-weight-complex="normal"/>
    </style:style>
    <style:style style:name="P16" style:family="paragraph" style:parent-style-name="Standard" style:list-style-name="L51">
      <style:text-properties style:text-underline-style="none" fo:font-weight="normal" officeooo:rsid="00858a51" officeooo:paragraph-rsid="001d8c9c" style:font-weight-asian="normal" style:font-weight-complex="normal"/>
    </style:style>
    <style:style style:name="P17" style:family="paragraph" style:parent-style-name="Standard" style:list-style-name="L52">
      <style:text-properties style:text-underline-style="none" fo:font-weight="normal" officeooo:rsid="008adcf6" officeooo:paragraph-rsid="001d8c9c" style:font-weight-asian="normal" style:font-weight-complex="normal"/>
    </style:style>
    <style:style style:name="P18" style:family="paragraph" style:parent-style-name="Standard" style:list-style-name="L54">
      <style:text-properties style:text-underline-style="none" fo:font-weight="normal" officeooo:rsid="00ae8583" officeooo:paragraph-rsid="001d8c9c" style:font-weight-asian="normal" style:font-weight-complex="normal"/>
    </style:style>
    <style:style style:name="P19" style:family="paragraph" style:parent-style-name="Standard">
      <style:text-properties style:text-underline-style="none" fo:font-weight="normal" officeooo:rsid="00ae8583" officeooo:paragraph-rsid="001d8c9c" style:font-weight-asian="normal" style:font-weight-complex="normal"/>
    </style:style>
    <style:style style:name="P20" style:family="paragraph" style:parent-style-name="Standard">
      <style:text-properties style:text-underline-style="none" fo:font-weight="normal" officeooo:rsid="00c7bb95" officeooo:paragraph-rsid="001d8c9c" style:font-weight-asian="normal" style:font-weight-complex="normal"/>
    </style:style>
    <style:style style:name="P21" style:family="paragraph" style:parent-style-name="Standard" style:list-style-name="L57">
      <style:paragraph-properties fo:text-align="justify" style:justify-single-word="false"/>
      <style:text-properties style:text-underline-style="none" fo:font-weight="normal" officeooo:rsid="00e118d6" officeooo:paragraph-rsid="001d8c9c" style:font-weight-asian="normal" style:font-weight-complex="normal"/>
    </style:style>
    <style:style style:name="P22" style:family="paragraph" style:parent-style-name="Standard" style:list-style-name="L57">
      <style:text-properties style:text-underline-style="none" fo:font-weight="normal" officeooo:rsid="00e118d6" officeooo:paragraph-rsid="001d8c9c" style:font-weight-asian="normal" style:font-weight-complex="normal"/>
    </style:style>
    <style:style style:name="P23" style:family="paragraph" style:parent-style-name="Standard">
      <style:paragraph-properties fo:text-align="justify" style:justify-single-word="false"/>
      <style:text-properties style:text-underline-style="none" fo:font-weight="normal" officeooo:rsid="00ea3542" officeooo:paragraph-rsid="001d8c9c" style:font-weight-asian="normal" style:font-weight-complex="normal"/>
    </style:style>
    <style:style style:name="P24" style:family="paragraph" style:parent-style-name="Standard" style:list-style-name="L58">
      <style:paragraph-properties fo:text-align="justify" style:justify-single-word="false"/>
      <style:text-properties style:text-underline-style="none" fo:font-weight="normal" officeooo:rsid="0137da56" officeooo:paragraph-rsid="001d8c9c" style:font-weight-asian="normal" style:font-weight-complex="normal"/>
    </style:style>
    <style:style style:name="P25" style:family="paragraph" style:parent-style-name="Standard">
      <style:paragraph-properties fo:text-align="justify" style:justify-single-word="false"/>
      <style:text-properties style:text-underline-style="none" fo:font-weight="normal" officeooo:rsid="0137da56" officeooo:paragraph-rsid="001d8c9c" style:font-weight-asian="normal" style:font-weight-complex="normal"/>
    </style:style>
    <style:style style:name="P26" style:family="paragraph" style:parent-style-name="Standard" style:list-style-name="L60">
      <style:paragraph-properties fo:text-align="justify" style:justify-single-word="false"/>
      <style:text-properties style:text-underline-style="none" fo:font-weight="normal" officeooo:rsid="00f2e8ce" officeooo:paragraph-rsid="001d8c9c" style:font-weight-asian="normal" style:font-weight-complex="normal"/>
    </style:style>
    <style:style style:name="P27" style:family="paragraph" style:parent-style-name="Standard" style:list-style-name="L61">
      <style:paragraph-properties fo:text-align="justify" style:justify-single-word="false"/>
      <style:text-properties style:text-underline-style="none" fo:font-weight="normal" officeooo:rsid="00f2e8ce" officeooo:paragraph-rsid="001d8c9c" style:font-weight-asian="normal" style:font-weight-complex="normal"/>
    </style:style>
    <style:style style:name="P28" style:family="paragraph" style:parent-style-name="Standard" style:list-style-name="L62">
      <style:paragraph-properties fo:text-align="justify" style:justify-single-word="false"/>
      <style:text-properties style:text-underline-style="none" fo:font-weight="normal" officeooo:rsid="00f2e8ce" officeooo:paragraph-rsid="001d8c9c" style:font-weight-asian="normal" style:font-weight-complex="normal"/>
    </style:style>
    <style:style style:name="P29" style:family="paragraph" style:parent-style-name="Standard" style:list-style-name="L65">
      <style:paragraph-properties fo:text-align="justify" style:justify-single-word="false"/>
      <style:text-properties style:text-underline-style="none" fo:font-weight="normal" officeooo:rsid="00f2e8ce" officeooo:paragraph-rsid="001d8c9c" style:font-weight-asian="normal" style:font-weight-complex="normal"/>
    </style:style>
    <style:style style:name="P30" style:family="paragraph" style:parent-style-name="Standard">
      <style:paragraph-properties fo:text-align="justify" style:justify-single-word="false"/>
      <style:text-properties style:text-underline-style="none" fo:font-weight="normal" officeooo:rsid="00f2e8ce" officeooo:paragraph-rsid="001d8c9c" style:font-weight-asian="normal" style:font-weight-complex="normal"/>
    </style:style>
    <style:style style:name="P31" style:family="paragraph" style:parent-style-name="Standard" style:list-style-name="L64">
      <style:paragraph-properties fo:text-align="justify" style:justify-single-word="false"/>
      <style:text-properties style:text-underline-style="none" fo:font-weight="normal" officeooo:rsid="0104ba00" officeooo:paragraph-rsid="001d8c9c" style:font-weight-asian="normal" style:font-weight-complex="normal"/>
    </style:style>
    <style:style style:name="P32" style:family="paragraph" style:parent-style-name="Standard" style:list-style-name="L64">
      <style:paragraph-properties fo:text-align="justify" style:justify-single-word="false"/>
      <style:text-properties style:text-underline-style="none" fo:font-weight="normal" officeooo:rsid="010c51af" officeooo:paragraph-rsid="001d8c9c" style:font-weight-asian="normal" style:font-weight-complex="normal"/>
    </style:style>
    <style:style style:name="P33" style:family="paragraph" style:parent-style-name="Standard" style:list-style-name="L65">
      <style:paragraph-properties fo:text-align="justify" style:justify-single-word="false"/>
      <style:text-properties style:text-underline-style="none" fo:font-weight="normal" officeooo:rsid="012c2ed0" officeooo:paragraph-rsid="001d8c9c" style:font-weight-asian="normal" style:font-weight-complex="normal"/>
    </style:style>
    <style:style style:name="P34" style:family="paragraph" style:parent-style-name="Standard">
      <style:paragraph-properties fo:text-align="justify" style:justify-single-word="false"/>
      <style:text-properties style:text-underline-style="none" fo:font-weight="normal" officeooo:rsid="0145937c" officeooo:paragraph-rsid="001d8c9c" style:font-weight-asian="normal" style:font-weight-complex="normal"/>
    </style:style>
    <style:style style:name="P35" style:family="paragraph" style:parent-style-name="Standard" style:list-style-name="L67">
      <style:paragraph-properties fo:text-align="justify" style:justify-single-word="false"/>
      <style:text-properties style:text-underline-style="none" fo:font-weight="normal" officeooo:rsid="016659cf" officeooo:paragraph-rsid="001d8c9c" style:font-weight-asian="normal" style:font-weight-complex="normal"/>
    </style:style>
    <style:style style:name="P36" style:family="paragraph" style:parent-style-name="Standard" style:list-style-name="L46">
      <style:text-properties style:text-underline-style="none" fo:font-weight="bold" officeooo:rsid="0062be0b" officeooo:paragraph-rsid="001d8c9c" style:font-weight-asian="bold" style:font-weight-complex="bold"/>
    </style:style>
    <style:style style:name="P37" style:family="paragraph" style:parent-style-name="Standard">
      <style:paragraph-properties fo:text-align="justify" style:justify-single-word="false"/>
      <style:text-properties style:text-underline-style="none" fo:font-weight="bold" officeooo:rsid="00e6c9f7" officeooo:paragraph-rsid="001d8c9c" style:font-weight-asian="bold" style:font-weight-complex="bold"/>
    </style:style>
    <style:style style:name="P38" style:family="paragraph" style:parent-style-name="Standard" style:list-style-name="L59">
      <style:paragraph-properties fo:text-align="justify" style:justify-single-word="false"/>
      <style:text-properties style:text-underline-style="none" fo:font-weight="bold" officeooo:rsid="0139738a" officeooo:paragraph-rsid="001d8c9c" style:font-weight-asian="bold" style:font-weight-complex="bold"/>
    </style:style>
    <style:style style:name="P39" style:family="paragraph" style:parent-style-name="Standard" style:list-style-name="L59">
      <style:paragraph-properties fo:text-align="justify" style:justify-single-word="false"/>
      <style:text-properties style:text-underline-style="none" fo:font-weight="bold" officeooo:rsid="013b4ec7" officeooo:paragraph-rsid="001d8c9c" style:font-weight-asian="bold" style:font-weight-complex="bold"/>
    </style:style>
    <style:style style:name="P40" style:family="paragraph" style:parent-style-name="Standard" style:list-style-name="L67">
      <style:paragraph-properties fo:text-align="justify" style:justify-single-word="false"/>
      <style:text-properties style:text-underline-style="none" fo:font-weight="bold" officeooo:rsid="016659cf" officeooo:paragraph-rsid="001d8c9c" style:font-weight-asian="bold" style:font-weight-complex="bold"/>
    </style:style>
    <style:style style:name="P41" style:family="paragraph" style:parent-style-name="Standard" style:list-style-name="L65">
      <style:paragraph-properties fo:text-align="justify" style:justify-single-word="false"/>
      <style:text-properties style:text-underline-style="none" fo:font-weight="bold" officeooo:rsid="00f2e8ce" officeooo:paragraph-rsid="001d8c9c" style:font-weight-asian="normal" style:font-weight-complex="normal"/>
    </style:style>
    <style:style style:name="P42" style:family="paragraph" style:parent-style-name="Standard">
      <style:text-properties style:text-underline-style="solid" style:text-underline-width="auto" style:text-underline-color="font-color" fo:font-weight="bold" officeooo:rsid="0006b4bd" officeooo:paragraph-rsid="001d8c9c" style:font-weight-asian="bold" style:font-weight-complex="bold"/>
    </style:style>
    <style:style style:name="P43" style:family="paragraph" style:parent-style-name="Standard">
      <style:text-properties style:text-underline-style="solid" style:text-underline-width="auto" style:text-underline-color="font-color" fo:font-weight="bold" officeooo:rsid="0017219c" officeooo:paragraph-rsid="001d8c9c" style:font-weight-asian="bold" style:font-weight-complex="bold"/>
    </style:style>
    <style:style style:name="P44" style:family="paragraph" style:parent-style-name="Standard">
      <style:text-properties style:text-underline-style="solid" style:text-underline-width="auto" style:text-underline-color="font-color" fo:font-weight="bold" officeooo:rsid="002297f6" officeooo:paragraph-rsid="001d8c9c" style:font-weight-asian="bold" style:font-weight-complex="bold"/>
    </style:style>
    <style:style style:name="P45" style:family="paragraph" style:parent-style-name="Standard">
      <style:text-properties style:text-underline-style="solid" style:text-underline-width="auto" style:text-underline-color="font-color" fo:font-weight="bold" officeooo:rsid="00320116" officeooo:paragraph-rsid="001d8c9c" style:font-weight-asian="bold" style:font-weight-complex="bold"/>
    </style:style>
    <style:style style:name="P46" style:family="paragraph" style:parent-style-name="Standard">
      <style:paragraph-properties fo:text-align="start" style:justify-single-word="false"/>
      <style:text-properties style:text-underline-style="solid" style:text-underline-width="auto" style:text-underline-color="font-color" fo:font-weight="bold" officeooo:rsid="002664ba" officeooo:paragraph-rsid="001d8c9c" style:font-weight-asian="bold" style:font-weight-complex="bold"/>
    </style:style>
    <style:style style:name="P47" style:family="paragraph" style:parent-style-name="Standard">
      <style:paragraph-properties fo:text-align="start" style:justify-single-word="false"/>
      <style:text-properties style:text-underline-style="solid" style:text-underline-width="auto" style:text-underline-color="font-color" fo:font-weight="bold" officeooo:rsid="00346082" officeooo:paragraph-rsid="001d8c9c" style:font-weight-asian="bold" style:font-weight-complex="bold"/>
    </style:style>
    <style:style style:name="P48" style:family="paragraph" style:parent-style-name="Standard">
      <style:paragraph-properties fo:text-align="start" style:justify-single-word="false"/>
      <style:text-properties style:text-underline-style="solid" style:text-underline-width="auto" style:text-underline-color="font-color" fo:font-weight="bold" officeooo:rsid="003ff25e" officeooo:paragraph-rsid="001d8c9c" style:font-weight-asian="bold" style:font-weight-complex="bold"/>
    </style:style>
    <style:style style:name="P49" style:family="paragraph" style:parent-style-name="Standard">
      <style:paragraph-properties fo:text-align="start" style:justify-single-word="false"/>
      <style:text-properties style:text-underline-style="solid" style:text-underline-width="auto" style:text-underline-color="font-color" fo:font-weight="bold" officeooo:rsid="00530240" officeooo:paragraph-rsid="001d8c9c"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5b0e81" officeooo:paragraph-rsid="001d8c9c"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67aace" officeooo:paragraph-rsid="001d8c9c" style:font-weight-asian="bold" style:font-weight-complex="bold"/>
    </style:style>
    <style:style style:name="P52" style:family="paragraph" style:parent-style-name="Standard" style:list-style-name="L51">
      <style:text-properties style:text-underline-style="solid" style:text-underline-width="auto" style:text-underline-color="font-color" fo:font-weight="bold" officeooo:rsid="00858a51" officeooo:paragraph-rsid="001d8c9c"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858a51" officeooo:paragraph-rsid="001d8c9c"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a41149" officeooo:paragraph-rsid="001d8c9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a6be14" officeooo:paragraph-rsid="001d8c9c"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c5e4ea" officeooo:paragraph-rsid="001d8c9c"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be76d8" officeooo:paragraph-rsid="001d8c9c"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ccbc49" officeooo:paragraph-rsid="001d8c9c"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e118d6" officeooo:paragraph-rsid="001d8c9c" style:font-weight-asian="bold" style:font-weight-complex="bold"/>
    </style:style>
    <style:style style:name="P60" style:family="paragraph" style:parent-style-name="Standard">
      <style:paragraph-properties fo:text-align="justify" style:justify-single-word="false"/>
      <style:text-properties style:text-underline-style="solid" style:text-underline-width="auto" style:text-underline-color="font-color" fo:font-weight="bold" officeooo:rsid="0137da56" officeooo:paragraph-rsid="001d8c9c" style:font-weight-asian="bold" style:font-weight-complex="bold"/>
    </style:style>
    <style:style style:name="P61" style:family="paragraph" style:parent-style-name="Standard">
      <style:paragraph-properties fo:text-align="justify" style:justify-single-word="false"/>
      <style:text-properties style:text-underline-style="solid" style:text-underline-width="auto" style:text-underline-color="font-color" fo:font-weight="bold" officeooo:rsid="00ed2008" officeooo:paragraph-rsid="001d8c9c" style:font-weight-asian="bold" style:font-weight-complex="bold"/>
    </style:style>
    <style:style style:name="P62" style:family="paragraph" style:parent-style-name="Standard">
      <style:paragraph-properties fo:text-align="justify" style:justify-single-word="false"/>
      <style:text-properties style:text-underline-style="solid" style:text-underline-width="auto" style:text-underline-color="font-color" fo:font-weight="bold" officeooo:rsid="00efc2dd" officeooo:paragraph-rsid="001d8c9c" style:font-weight-asian="bold" style:font-weight-complex="bold"/>
    </style:style>
    <style:style style:name="P63" style:family="paragraph" style:parent-style-name="Standard">
      <style:paragraph-properties fo:text-align="justify" style:justify-single-word="false"/>
      <style:text-properties style:text-underline-style="solid" style:text-underline-width="auto" style:text-underline-color="font-color" fo:font-weight="bold" officeooo:rsid="00f2e8ce" officeooo:paragraph-rsid="001d8c9c" style:font-weight-asian="bold" style:font-weight-complex="bold"/>
    </style:style>
    <style:style style:name="P64" style:family="paragraph" style:parent-style-name="Standard">
      <style:paragraph-properties fo:text-align="justify" style:justify-single-word="false"/>
      <style:text-properties style:text-underline-style="solid" style:text-underline-width="auto" style:text-underline-color="font-color" fo:font-weight="bold" officeooo:rsid="00ff652b" officeooo:paragraph-rsid="001d8c9c" style:font-weight-asian="bold" style:font-weight-complex="bold"/>
    </style:style>
    <style:style style:name="P65" style:family="paragraph" style:parent-style-name="Standard">
      <style:paragraph-properties fo:text-align="justify" style:justify-single-word="false"/>
      <style:text-properties style:text-underline-style="solid" style:text-underline-width="auto" style:text-underline-color="font-color" fo:font-weight="bold" officeooo:rsid="010c51af" officeooo:paragraph-rsid="001d8c9c" style:font-weight-asian="bold" style:font-weight-complex="bold"/>
    </style:style>
    <style:style style:name="P66" style:family="paragraph" style:parent-style-name="Standard">
      <style:paragraph-properties fo:text-align="justify" style:justify-single-word="false"/>
      <style:text-properties style:text-underline-style="solid" style:text-underline-width="auto" style:text-underline-color="font-color" fo:font-weight="bold" officeooo:rsid="011dc8a0" officeooo:paragraph-rsid="001d8c9c" style:font-weight-asian="bold" style:font-weight-complex="bold"/>
    </style:style>
    <style:style style:name="P67" style:family="paragraph" style:parent-style-name="Standard">
      <style:paragraph-properties fo:text-align="justify" style:justify-single-word="false"/>
      <style:text-properties style:text-underline-style="solid" style:text-underline-width="auto" style:text-underline-color="font-color" fo:font-weight="bold" officeooo:rsid="01321cb4" officeooo:paragraph-rsid="001d8c9c" style:font-weight-asian="bold" style:font-weight-complex="bold"/>
    </style:style>
    <style:style style:name="P68" style:family="paragraph" style:parent-style-name="Standard">
      <style:text-properties style:text-underline-style="solid" style:text-underline-width="auto" style:text-underline-color="font-color" fo:font-weight="bold" officeooo:paragraph-rsid="001d8c9c" style:font-weight-asian="bold" style:font-weight-complex="bold"/>
    </style:style>
    <style:style style:name="P69" style:family="paragraph" style:parent-style-name="Standard" style:list-style-name="L35">
      <style:text-properties officeooo:rsid="0017219c" officeooo:paragraph-rsid="001d8c9c"/>
    </style:style>
    <style:style style:name="P70" style:family="paragraph" style:parent-style-name="Standard" style:list-style-name="L38">
      <style:paragraph-properties fo:text-align="start" style:justify-single-word="false"/>
      <style:text-properties officeooo:paragraph-rsid="001d8c9c"/>
    </style:style>
    <style:style style:name="P71" style:family="paragraph" style:parent-style-name="Standard" style:list-style-name="L39">
      <style:paragraph-properties fo:text-align="start" style:justify-single-word="false"/>
      <style:text-properties officeooo:rsid="002664ba" officeooo:paragraph-rsid="001d8c9c"/>
    </style:style>
    <style:style style:name="P72" style:family="paragraph" style:parent-style-name="Standard" style:list-style-name="L65">
      <style:paragraph-properties fo:text-align="justify" style:justify-single-word="false"/>
      <style:text-properties fo:font-weight="bold" officeooo:rsid="0128773f" officeooo:paragraph-rsid="001d8c9c" style:font-weight-asian="bold" style:font-weight-complex="bold"/>
    </style:style>
    <style:style style:name="P73" style:family="paragraph" style:parent-style-name="Standard" style:list-style-name="L45">
      <style:text-properties fo:font-weight="bold" officeooo:paragraph-rsid="001d8c9c" style:font-weight-asian="bold" style:font-weight-complex="bold"/>
    </style:style>
    <style:style style:name="P74" style:family="paragraph" style:parent-style-name="Standard" style:list-style-name="L50">
      <style:text-properties fo:font-weight="bold" officeooo:paragraph-rsid="001d8c9c" style:font-weight-asian="bold" style:font-weight-complex="bold"/>
    </style:style>
    <style:style style:name="P75" style:family="paragraph" style:parent-style-name="Standard" style:list-style-name="L65">
      <style:text-properties fo:font-weight="bold" officeooo:paragraph-rsid="001d8c9c" style:font-weight-asian="bold" style:font-weight-complex="bold"/>
    </style:style>
    <style:style style:name="P76" style:family="paragraph" style:parent-style-name="Standard" style:list-style-name="L45">
      <style:text-properties officeooo:rsid="00597ea9" officeooo:paragraph-rsid="001d8c9c"/>
    </style:style>
    <style:style style:name="P77" style:family="paragraph" style:parent-style-name="Standard" style:list-style-name="L50">
      <style:text-properties officeooo:rsid="006bd085" officeooo:paragraph-rsid="001d8c9c"/>
    </style:style>
    <style:style style:name="P78" style:family="paragraph" style:parent-style-name="Standard" style:list-style-name="L53">
      <style:text-properties fo:font-style="normal" style:text-underline-style="none" fo:font-weight="normal" officeooo:rsid="00a6be14" officeooo:paragraph-rsid="001d8c9c" style:font-style-asian="normal" style:font-weight-asian="normal" style:font-style-complex="normal" style:font-weight-complex="normal"/>
    </style:style>
    <style:style style:name="P79" style:family="paragraph" style:parent-style-name="Standard" style:list-style-name="L53">
      <style:text-properties fo:font-style="normal" style:text-underline-style="none" fo:font-weight="normal" officeooo:rsid="00a9a5b9" officeooo:paragraph-rsid="001d8c9c" style:font-style-asian="normal" style:font-weight-asian="normal" style:font-style-complex="normal" style:font-weight-complex="normal"/>
    </style:style>
    <style:style style:name="P80" style:family="paragraph" style:parent-style-name="Standard">
      <style:text-properties fo:font-style="normal" style:text-underline-style="solid" style:text-underline-width="auto" style:text-underline-color="font-color" fo:font-weight="bold" officeooo:rsid="00abf666" officeooo:paragraph-rsid="001d8c9c" style:font-style-asian="normal" style:font-weight-asian="bold" style:font-style-complex="normal" style:font-weight-complex="bold"/>
    </style:style>
    <style:style style:name="P81" style:family="paragraph" style:parent-style-name="Standard" style:list-style-name="L65">
      <style:paragraph-properties fo:text-align="justify" style:justify-single-word="false"/>
      <style:text-properties officeooo:paragraph-rsid="001d8c9c"/>
    </style:style>
    <style:style style:name="P82" style:family="paragraph" style:parent-style-name="Standard">
      <style:paragraph-properties fo:text-align="justify" style:justify-single-word="false"/>
      <style:text-properties officeooo:paragraph-rsid="001d8c9c"/>
    </style:style>
    <style:style style:name="P83" style:family="paragraph" style:parent-style-name="Standard" style:list-style-name="L63">
      <style:paragraph-properties fo:text-align="justify" style:justify-single-word="false"/>
      <style:text-properties officeooo:rsid="00ff652b" officeooo:paragraph-rsid="001d8c9c"/>
    </style:style>
    <style:style style:name="P84" style:family="paragraph" style:parent-style-name="Standard" style:list-style-name="L35">
      <style:text-properties officeooo:paragraph-rsid="001d8c9c"/>
    </style:style>
    <style:style style:name="P85" style:family="paragraph" style:parent-style-name="Standard" style:list-style-name="L36">
      <style:text-properties officeooo:paragraph-rsid="001d8c9c"/>
    </style:style>
    <style:style style:name="P86" style:family="paragraph" style:parent-style-name="Standard" style:list-style-name="L37">
      <style:text-properties officeooo:paragraph-rsid="001d8c9c"/>
    </style:style>
    <style:style style:name="P87" style:family="paragraph" style:parent-style-name="Standard" style:list-style-name="L47">
      <style:text-properties officeooo:paragraph-rsid="001d8c9c"/>
    </style:style>
    <style:style style:name="P88" style:family="paragraph" style:parent-style-name="Standard" style:list-style-name="L48">
      <style:text-properties officeooo:paragraph-rsid="001d8c9c"/>
    </style:style>
    <style:style style:name="P89" style:family="paragraph" style:parent-style-name="Standard" style:list-style-name="L49">
      <style:text-properties officeooo:paragraph-rsid="001d8c9c"/>
    </style:style>
    <style:style style:name="P90" style:family="paragraph" style:parent-style-name="Standard" style:list-style-name="L51">
      <style:text-properties officeooo:paragraph-rsid="001d8c9c"/>
    </style:style>
    <style:style style:name="P91" style:family="paragraph" style:parent-style-name="Standard" style:list-style-name="L55">
      <style:text-properties officeooo:paragraph-rsid="001d8c9c"/>
    </style:style>
    <style:style style:name="P92" style:family="paragraph" style:parent-style-name="Standard" style:list-style-name="L56">
      <style:text-properties officeooo:paragraph-rsid="001d8c9c"/>
    </style:style>
    <style:style style:name="P93" style:family="paragraph" style:parent-style-name="Standard" style:list-style-name="L60">
      <style:text-properties officeooo:paragraph-rsid="001d8c9c"/>
    </style:style>
    <style:style style:name="P94" style:family="paragraph" style:parent-style-name="Standard" style:list-style-name="L65">
      <style:text-properties officeooo:paragraph-rsid="001d8c9c"/>
    </style:style>
    <style:style style:name="P95" style:family="paragraph" style:parent-style-name="Standard" style:list-style-name="L66">
      <style:text-properties officeooo:paragraph-rsid="001d8c9c"/>
    </style:style>
    <style:style style:name="P96" style:family="paragraph" style:parent-style-name="Standard">
      <style:text-properties officeooo:paragraph-rsid="001d8c9c"/>
    </style:style>
    <style:style style:name="P97" style:family="paragraph" style:parent-style-name="Preformatted_20_Text">
      <style:paragraph-properties fo:text-align="start" style:justify-single-word="false"/>
      <style:text-properties style:text-underline-style="solid" style:text-underline-width="auto" style:text-underline-color="font-color" fo:font-weight="bold" officeooo:paragraph-rsid="001d8c9c"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6b4bd" style:font-weight-asian="normal" style:font-weight-complex="normal"/>
    </style:style>
    <style:style style:name="T4" style:family="text">
      <style:text-properties style:text-underline-style="none" fo:font-weight="normal" officeooo:rsid="001513dc" style:font-weight-asian="normal" style:font-weight-complex="normal"/>
    </style:style>
    <style:style style:name="T5" style:family="text">
      <style:text-properties style:text-underline-style="none" fo:font-weight="normal" officeooo:rsid="00530240" style:font-weight-asian="normal" style:font-weight-complex="normal"/>
    </style:style>
    <style:style style:name="T6" style:family="text">
      <style:text-properties style:text-underline-style="none" fo:font-weight="normal" officeooo:rsid="0054e15e" style:font-weight-asian="normal" style:font-weight-complex="normal"/>
    </style:style>
    <style:style style:name="T7" style:family="text">
      <style:text-properties style:text-underline-style="none" fo:font-weight="normal" officeooo:rsid="00a22242" style:font-weight-asian="normal" style:font-weight-complex="normal"/>
    </style:style>
    <style:style style:name="T8" style:family="text">
      <style:text-properties style:text-underline-style="none" fo:font-weight="normal" officeooo:rsid="00a41149" style:font-weight-asian="normal" style:font-weight-complex="normal"/>
    </style:style>
    <style:style style:name="T9" style:family="text">
      <style:text-properties style:text-underline-style="none" fo:font-weight="normal" officeooo:rsid="00f2e8ce" style:font-weight-asian="normal" style:font-weight-complex="normal"/>
    </style:style>
    <style:style style:name="T10" style:family="text">
      <style:text-properties style:text-underline-style="none" fo:font-weight="normal" officeooo:rsid="011e6860" style:font-weight-asian="normal" style:font-weight-complex="normal"/>
    </style:style>
    <style:style style:name="T11" style:family="text">
      <style:text-properties style:text-underline-style="none" fo:font-weight="normal" officeooo:rsid="0120a24b" style:font-weight-asian="normal" style:font-weight-complex="normal"/>
    </style:style>
    <style:style style:name="T12" style:family="text">
      <style:text-properties style:text-underline-style="none" fo:font-weight="normal" officeooo:rsid="0121af35" style:font-weight-asian="normal" style:font-weight-complex="normal"/>
    </style:style>
    <style:style style:name="T13" style:family="text">
      <style:text-properties style:text-underline-style="none" fo:font-weight="bold" officeooo:rsid="00530240" style:font-weight-asian="normal" style:font-weight-complex="normal"/>
    </style:style>
    <style:style style:name="T14" style:family="text">
      <style:text-properties style:text-underline-style="none" fo:font-weight="bold" officeooo:rsid="011e6860" style:font-weight-asian="bold" style:font-weight-complex="bold"/>
    </style:style>
    <style:style style:name="T15" style:family="text">
      <style:text-properties style:text-underline-style="none" fo:font-weight="bold" officeooo:rsid="0121af35" style:font-weight-asian="bold" style:font-weight-complex="bold"/>
    </style:style>
    <style:style style:name="T16" style:family="text">
      <style:text-properties style:text-underline-style="none" officeooo:rsid="0121af35"/>
    </style:style>
    <style:style style:name="T17" style:family="text">
      <style:text-properties fo:font-size="18pt" style:font-size-asian="18pt" style:font-size-complex="18pt"/>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06b4bd" style:font-weight-asian="bold" style:font-weight-complex="bold"/>
    </style:style>
    <style:style style:name="T20" style:family="text">
      <style:text-properties style:text-underline-style="solid" style:text-underline-width="auto" style:text-underline-color="font-color" fo:font-weight="bold" officeooo:rsid="001513dc" style:font-weight-asian="bold" style:font-weight-complex="bold"/>
    </style:style>
    <style:style style:name="T21" style:family="text">
      <style:text-properties style:text-underline-style="solid" style:text-underline-width="auto" style:text-underline-color="font-color" fo:font-weight="bold" officeooo:rsid="00a22242" style:font-weight-asian="bold" style:font-weight-complex="bold"/>
    </style:style>
    <style:style style:name="T22" style:family="text">
      <style:text-properties officeooo:rsid="001a348f"/>
    </style:style>
    <style:style style:name="T23" style:family="text">
      <style:text-properties officeooo:rsid="001b8bfb"/>
    </style:style>
    <style:style style:name="T24" style:family="text">
      <style:text-properties officeooo:rsid="002664ba"/>
    </style:style>
    <style:style style:name="T25" style:family="text">
      <style:text-properties fo:font-style="normal" style:font-style-asian="normal" style:font-style-complex="normal"/>
    </style:style>
    <style:style style:name="T26" style:family="text">
      <style:text-properties fo:font-style="normal" fo:font-weight="bold" style:font-style-asian="normal" style:font-style-complex="normal"/>
    </style:style>
    <style:style style:name="T27" style:family="text">
      <style:text-properties fo:font-style="normal" fo:font-weight="bold" officeooo:rsid="004d041f" style:font-style-asian="normal" style:font-style-complex="normal"/>
    </style:style>
    <style:style style:name="T28" style:family="text">
      <style:text-properties fo:font-style="italic"/>
    </style:style>
    <style:style style:name="T29" style:family="text">
      <style:text-properties fo:font-style="italic" fo:font-weight="normal" officeooo:rsid="0121af35"/>
    </style:style>
    <style:style style:name="T30" style:family="text">
      <style:text-properties officeooo:rsid="0029c3e2"/>
    </style:style>
    <style:style style:name="T31" style:family="text">
      <style:text-properties officeooo:rsid="002b879c"/>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00ff652b" style:font-weight-asian="bold" style:font-weight-complex="bold"/>
    </style:style>
    <style:style style:name="T35" style:family="text">
      <style:text-properties officeooo:rsid="00487f1f"/>
    </style:style>
    <style:style style:name="T36" style:family="text">
      <style:text-properties officeooo:rsid="005706d7"/>
    </style:style>
    <style:style style:name="T37" style:family="text">
      <style:text-properties officeooo:rsid="00a6be14"/>
    </style:style>
    <style:style style:name="T38" style:family="text">
      <style:text-properties officeooo:rsid="00a22242"/>
    </style:style>
    <style:style style:name="T39" style:family="text">
      <style:text-properties officeooo:rsid="0139738a"/>
    </style:style>
    <style:style style:name="T40" style:family="text">
      <style:text-properties officeooo:rsid="013b4ec7"/>
    </style:style>
    <style:style style:name="T41" style:family="text">
      <style:text-properties officeooo:rsid="00f5b28e"/>
    </style:style>
    <style:style style:name="T42" style:family="text">
      <style:text-properties officeooo:rsid="00fda8c3"/>
    </style:style>
    <style:style style:name="T43" style:family="text">
      <style:text-properties officeooo:rsid="0102beca"/>
    </style:style>
    <style:style style:name="T44" style:family="text">
      <style:text-properties officeooo:rsid="01100fa7"/>
    </style:style>
    <style:style style:name="T45" style:family="text">
      <style:text-properties officeooo:rsid="011e6860"/>
    </style:style>
    <style:style style:name="T46" style:family="text">
      <style:text-properties fo:font-weight="normal" officeooo:rsid="011e686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2"><text:tab/><text:tab/><text:tab/><text:tab/><text:tab/></text:span><text:span text:style-name="T17">5. Networking Tools</text:span></text:p>
      <text:p text:style-name="P42">5.1.</text:p>
      <text:p text:style-name="P42">Advanced Networking commands</text:p>
      <text:p text:style-name="P42">netstat[with options] &lt;-i, -r, -s.&gt;</text:p>
      <text:list xml:id="list3503664485162015507" text:style-name="L1">
        <text:list-item>
          <text:p text:style-name="P4">Netstat command displays various network related information such as network connections, routing tables, interface statistics, masquerade connections, multicast memberships etc.</text:p>
        </text:list-item>
      </text:list>
      <text:p text:style-name="P96"><text:span text:style-name="T19">-</text:span><text:span text:style-name="T20">s</text:span></text:p>
      <text:list xml:id="list8415721479161567813" text:style-name="L35">
        <text:list-item>
          <text:p text:style-name="P84"><text:span text:style-name="T3">Show statistics for all ports using netstat -</text:span><text:span text:style-name="T4">s</text:span></text:p>
        </text:list-item>
        <text:list-item>
          <text:p text:style-name="P69"><text:span text:style-name="T4">$</text:span><text:span text:style-name="T2">netstat -st/-su: st shows tcp statistics and su shows udp statistics.</text:span></text:p>
        </text:list-item>
      </text:list>
      <text:p text:style-name="P43">-<text:span text:style-name="T22">r</text:span></text:p>
      <text:list xml:id="list5635020282725551273" text:style-name="L36">
        <text:list-item>
          <text:p text:style-name="P85">Display the kernel routing information using netstat -r</text:p>
        </text:list-item>
        <text:list-item>
          <text:p text:style-name="P85"><text:span text:style-name="Strong_20_Emphasis">Note:</text:span> Use netstat -rn to display routes in numeric format without resolving for host-names.</text:p>
        </text:list-item>
      </text:list>
      <text:p text:style-name="P68">-<text:span text:style-name="T23">b</text:span></text:p>
      <text:list xml:id="list8971128929120413996" text:style-name="L37">
        <text:list-item>
          <text:p text:style-name="P86">Show the list of network interfaces</text:p>
        </text:list-item>
      </text:list>
      <text:p text:style-name="P44"/>
      <text:p text:style-name="P44">arp [with options] &lt;-e, -n, -d, -s.&gt;</text:p>
      <text:p text:style-name="P45">How arp works: </text:p>
      <text:p text:style-name="P5"><text:a xlink:type="simple" xlink:href="http://www.thegeekstuff.com/2012/01/arp-cache-poisoning/" text:style-name="Internet_20_link" text:visited-style-name="Visited_20_Internet_20_Link">http://www.thegeekstuff.com/2012/01/arp-cache-poisoning/</text:a></text:p>
      <text:p text:style-name="P5"/>
      <text:list xml:id="list8519999106529776671" text:style-name="L38">
        <text:list-item>
          <text:p text:style-name="P70">Arp <text:s/>manipulates <text:s/>or <text:s/>displays the kernel's IPv4 network neighbour cache. It can add entries to the table, delete one or display the current content.</text:p>
        </text:list-item>
        <text:list-item>
          <text:p text:style-name="P70"><text:s/>ARP stands for Address Resolution Protocol, which is used to find the media access control address of <text:s/>a <text:s/>network <text:s/>neighbour <text:s/>for <text:s/>a given IPv4 Address.</text:p>
        </text:list-item>
      </text:list>
      <text:p text:style-name="P97">-<text:span text:style-name="T24">s</text:span></text:p>
      <text:p text:style-name="P96"><text:span text:style-name="T24">$</text:span>arp -s <text:span text:style-name="T25">address</text:span><text:span text:style-name="T28"> </text:span><text:span text:style-name="T25">hw_addr</text:span></text:p>
      <text:list xml:id="list741825046833680695" text:style-name="L39">
        <text:list-item>
          <text:p text:style-name="P71">arp <text:s/>-s address hw_addr is used to set up a new table entry. The format of the hw_addr parameter is dependent on the hardware class, but for most classes one can assume that the usual presentation can be used. <text:s/>For the Ethernet class, this is 6 bytes <text:s/>in <text:s/>hexadeci‐ mal, separated by colons. When adding proxy arp entries (that is those with the publish flag set a netmask may be specified to proxy arp for entire subnets. This is not good practice, but is supported by older kernels because it can be useful. If the temp <text:s/>flag <text:s/>is not <text:s/>supplied entries will be permanent stored into the ARP cache. To simplyfy setting up entries for one of your own network inter‐faces, you can use the arp -Ds address ifname form. In that case the hardware address is taken from the interface with the specified name.</text:p>
        </text:list-item>
      </text:list>
      <text:p text:style-name="P46">-<text:span text:style-name="T30">n</text:span></text:p>
      <text:list xml:id="list4442564539496829734" text:style-name="L40">
        <text:list-item>
          <text:p text:style-name="P6">shows numerical addresses instead of trying to determine symbolic host, port or user names.</text:p>
        </text:list-item>
      </text:list>
      <text:p text:style-name="P46">-<text:span text:style-name="T31">d</text:span></text:p>
      <text:list xml:id="list4904928183754006555" text:style-name="L41">
        <text:list-item>
          <text:p text:style-name="P7"><text:span text:style-name="T32">arp -d</text:span> <text:span text:style-name="T28">address</text:span> will delete a ARP table entry. <text:a xlink:type="simple" xlink:href="https://www.computerhope.com/jargon/r/root.htm" text:style-name="Internet_20_link" text:visited-style-name="Visited_20_Internet_20_Link">Root</text:a> privilege is required to do this. The entry is found by IP address. If a hostname is given, it will be resolved before looking up the entry in the ARP table.</text:p>
        </text:list-item>
      </text:list>
      <text:p text:style-name="P46">-<text:span text:style-name="T31">e</text:span></text:p>
      <text:list xml:id="list3366039182629935371" text:style-name="L42">
        <text:list-item>
          <text:p text:style-name="P8">it shows entries in default style.</text:p>
        </text:list-item>
      </text:list>
      <text:p text:style-name="P9"/>
      <text:p text:style-name="P47"><text:span text:style-name="T35">r</text:span>oute</text:p>
      <text:list xml:id="list4619823715804693712" text:style-name="L43">
        <text:list-item>
          <text:p text:style-name="P10">Route command is used to show/manipulate the IP routing table. It is primarily used to setup static routes to specific host or networks via an interface.</text:p>
        </text:list-item>
        <text:list-item>
          <text:p text:style-name="P11"><text:a xlink:type="simple" xlink:href="http://www.thegeekstuff.com/2012/04/route-examples/" text:style-name="Internet_20_link" text:visited-style-name="Visited_20_Internet_20_Link">http://www.thegeekstuff.com/2012/04/route-examples/</text:a></text:p>
        </text:list-item>
      </text:list>
      <text:p text:style-name="P48"/>
      <text:p text:style-name="P48"/>
      <text:p text:style-name="P48"/>
      <text:p text:style-name="P48"><text:soft-page-break/></text:p>
      <text:p text:style-name="P48">traceroute</text:p>
      <text:p text:style-name="P12"/>
      <text:list xml:id="list100859449933647709" text:style-name="L44">
        <text:list-item>
          <text:p text:style-name="P13"><text:span text:style-name="Emphasis"><text:span text:style-name="T26">traceroute</text:span></text:span><text:span text:style-name="Emphasis"><text:span text:style-name="T25"> prints the route that </text:span></text:span><text:a xlink:type="simple" xlink:href="https://www.computerhope.com/jargon/p/packet.htm" text:style-name="Internet_20_link" text:visited-style-name="Visited_20_Internet_20_Link"><text:span text:style-name="Emphasis"><text:span text:style-name="T25">packets</text:span></text:span></text:a><text:span text:style-name="Emphasis"><text:span text:style-name="T25"> take to a </text:span></text:span><text:a xlink:type="simple" xlink:href="https://www.computerhope.com/jargon/n/network.htm" text:style-name="Internet_20_link" text:visited-style-name="Visited_20_Internet_20_Link"><text:span text:style-name="Emphasis"><text:span text:style-name="T25">network</text:span></text:span></text:a><text:span text:style-name="Emphasis"><text:span text:style-name="T25"> </text:span></text:span><text:a xlink:type="simple" xlink:href="https://www.computerhope.com/jargon/h/hostcomp.htm" text:style-name="Internet_20_link" text:visited-style-name="Visited_20_Internet_20_Link"><text:span text:style-name="Emphasis"><text:span text:style-name="T25">host</text:span></text:span></text:a><text:span text:style-name="Emphasis"><text:span text:style-name="T25">.</text:span></text:span></text:p>
        </text:list-item>
        <text:list-item>
          <text:p text:style-name="P13"><text:span text:style-name="Emphasis"><text:span text:style-name="T25">The </text:span></text:span><text:a xlink:type="simple" xlink:href="https://www.computerhope.com/jargon/i/internet.htm" text:style-name="Internet_20_link" text:visited-style-name="Visited_20_Internet_20_Link"><text:span text:style-name="Emphasis"><text:span text:style-name="T25">Internet</text:span></text:span></text:a><text:span text:style-name="Emphasis"><text:span text:style-name="T25"> is a large and complex aggregation of network </text:span></text:span><text:a xlink:type="simple" xlink:href="https://www.computerhope.com/jargon/h/hardware.htm" text:style-name="Internet_20_link" text:visited-style-name="Visited_20_Internet_20_Link"><text:span text:style-name="Emphasis"><text:span text:style-name="T25">hardware</text:span></text:span></text:a><text:span text:style-name="Emphasis"><text:span text:style-name="T25">, connected together by </text:span></text:span><text:a xlink:type="simple" xlink:href="https://www.computerhope.com/jargon/g/gateway.htm" text:style-name="Internet_20_link" text:visited-style-name="Visited_20_Internet_20_Link"><text:span text:style-name="Emphasis"><text:span text:style-name="T25">gateways</text:span></text:span></text:a><text:span text:style-name="Emphasis"><text:span text:style-name="T25">. Tracking the route your packets follow (or finding a gateway that's discarding your packets) can be difficult. traceroute utilizes the </text:span></text:span><text:a xlink:type="simple" xlink:href="https://www.computerhope.com/jargon/i/ip.htm" text:style-name="Internet_20_link" text:visited-style-name="Visited_20_Internet_20_Link"><text:span text:style-name="Emphasis"><text:span text:style-name="T25">IP</text:span></text:span></text:a><text:span text:style-name="Emphasis"><text:span text:style-name="T25"> </text:span></text:span><text:a xlink:type="simple" xlink:href="https://www.computerhope.com/jargon/p/protocol.htm" text:style-name="Internet_20_link" text:visited-style-name="Visited_20_Internet_20_Link"><text:span text:style-name="Emphasis"><text:span text:style-name="T25">protocol</text:span></text:span></text:a><text:span text:style-name="Emphasis"><text:span text:style-name="T25"> "time to live" field and attempts to elicit an </text:span></text:span><text:a xlink:type="simple" xlink:href="https://www.computerhope.com/jargon/i/icmp.htm" text:style-name="Internet_20_link" text:visited-style-name="Visited_20_Internet_20_Link"><text:span text:style-name="Emphasis"><text:span text:style-name="T25">ICMP</text:span></text:span></text:a><text:span text:style-name="Emphasis"><text:span text:style-name="T25"> </text:span></text:span><text:span text:style-name="Emphasis"><text:span text:style-name="T26">TIME_EXCEEDED</text:span></text:span><text:span text:style-name="Emphasis"><text:span text:style-name="T25"> response from each gateway along the path to some host.</text:span></text:span></text:p>
        </text:list-item>
        <text:list-item>
          <text:p text:style-name="P13"><text:span text:style-name="Emphasis"><text:span text:style-name="T25">Trace the route that packets take between your system and the host named </text:span></text:span><text:span text:style-name="Emphasis"><text:span text:style-name="T27">google</text:span></text:span><text:span text:style-name="Emphasis"><text:span text:style-name="T26">.com</text:span></text:span><text:span text:style-name="Emphasis"><text:span text:style-name="T25">,</text:span></text:span></text:p>
        </text:list-item>
        <text:list-item>
          <text:p text:style-name="P13"><text:span text:style-name="Emphasis">Time to live(8 bits) </text:span>: This value represents number of hops that the IP datagram will go through before being discarded. The value of this field in the beginning is set to be around 32 or 64 (lets say) but at every hop over the network this field is decremented by one. When this field becomes zero, the data gram is discarded. So, we see that this field literally means the effective lifetime for a datagram on network.</text:p>
        </text:list-item>
      </text:list>
      <text:p text:style-name="P49">iwconfig</text:p>
      <text:p text:style-name="P49"/>
      <text:list xml:id="list6409888514927808866" text:style-name="L45">
        <text:list-item>
          <text:p text:style-name="P1"><text:span text:style-name="T13">iwconfig</text:span><text:span text:style-name="T5"> configures a wireless network interface.</text:span><text:span text:style-name="T6"> i</text:span>wconfig is similar to <text:a xlink:type="simple" xlink:href="https://www.computerhope.com/unix/uifconfi.htm" text:style-name="Internet_20_link" text:visited-style-name="Visited_20_Internet_20_Link">ifconfig</text:a>, but is dedicated to the <text:a xlink:type="simple" xlink:href="https://www.computerhope.com/jargon/c/cordless.htm" text:style-name="Internet_20_link" text:visited-style-name="Visited_20_Internet_20_Link">wireless</text:a> interfaces. It is used to set the parameters of the <text:a xlink:type="simple" xlink:href="https://www.computerhope.com/jargon/n/nic.htm" text:style-name="Internet_20_link" text:visited-style-name="Visited_20_Internet_20_Link">network interface</text:a> which are specific to the wireless operation (the wireless frequency, for example). Iwconfig may also be used to display those parameters, and the wireless statistics</text:p>
        </text:list-item>
        <text:list-item>
          <text:p text:style-name="P73"><text:span text:style-name="T36">$</text:span>iwconfig [<text:span text:style-name="T28">interface</text:span>]</text:p>
        </text:list-item>
        <text:list-item>
          <text:p text:style-name="P76"><text:a xlink:type="simple" xlink:href="https://www.computerhope.com/unix/iwconfig.htm" text:style-name="Internet_20_link" text:visited-style-name="Visited_20_Internet_20_Link">https://www.computerhope.com/unix/iwconfig.htm</text:a></text:p>
        </text:list-item>
      </text:list>
      <text:p text:style-name="P50"/>
      <text:p text:style-name="P50">telnet</text:p>
      <text:list xml:id="list6930678406670525214" text:style-name="L46">
        <text:list-item>
          <text:p text:style-name="P14"><text:span text:style-name="Emphasis"><text:span text:style-name="T25">Telnet</text:span></text:span> is a simple, text-based network protocol that is used for accessing remote computers over TCP/IP networks like the <text:span text:style-name="Emphasis"><text:span text:style-name="T25">Internet</text:span></text:span>.</text:p>
        </text:list-item>
        <text:list-item>
          <text:p text:style-name="P36">$telnet 192.168.201.*(host addr)</text:p>
        </text:list-item>
      </text:list>
      <text:p text:style-name="P51"/>
      <text:p text:style-name="P51">ftp and sftp</text:p>
      <text:list xml:id="list945854629758423197" text:style-name="L47">
        <text:list-item>
          <text:p text:style-name="P15">FTP is File Transfer Protocol. SFTP is secure FTP. In this article let us review how to connect and login to a remote ftp server for downloading and uploading files using ftp or sftp command. Most of the ftp commands are applicable to sftp. So, wherever ftp is mentioned, you can use sftp also.</text:p>
        </text:list-item>
      </text:list>
      <text:p text:style-name="P51">Steps to connect and interect with remot login:</text:p>
      <text:list xml:id="list190826541115917" text:continue-numbering="true" text:style-name="L47">
        <text:list-item>
          <text:p text:style-name="P87">Connect to a particular FTP server using <text:span text:style-name="T32">ftp</text:span> command</text:p>
        </text:list-item>
      </text:list>
      <text:p text:style-name="P96"><text:tab/><text:span text:style-name="T33">$ ftp IP/hostname</text:span></text:p>
      <text:list xml:id="list6002667726489856821" text:style-name="L48">
        <text:list-item>
          <text:p text:style-name="P88">Use the get command to download file from a remote ftp server.</text:p>
        </text:list-item>
      </text:list>
      <text:p text:style-name="P96"><text:tab/><text:span text:style-name="T33">ftp&gt; get FILENAME</text:span></text:p>
      <text:list xml:id="list1621255911229509716" text:style-name="L49">
        <text:list-item>
          <text:p text:style-name="P89">Use put command to upload a file to a remote ftp server as shown below.</text:p>
        </text:list-item>
      </text:list>
      <text:p text:style-name="P96"><text:tab/><text:span text:style-name="T33">ftp&gt; put filename</text:span></text:p>
      <text:list xml:id="list4178011499333086794" text:style-name="L50">
        <text:list-item>
          <text:p text:style-name="P77">to get or put multiple file use mget and mput.</text:p>
          <text:p text:style-name="P74">ftp&gt; mget *.html</text:p>
        </text:list-item>
      </text:list>
      <text:p text:style-name="P53"/>
      <text:p text:style-name="P53">tftp [with options] &lt;-r, -g, -p&gt;</text:p>
      <text:list xml:id="list110950367765902269" text:style-name="L51">
        <text:list-item>
          <text:p text:style-name="P16">Tftp (Trivial File Transfer Protocol) is a very simple client server protocol used to transfer data and files over network. Ftp is very popular protocol but it have a lot features which may not be needed always. Tftp is lightweight alternative to Ftp protocol. We can say that Tftp is featureless protocol because it only download and upload files.</text:p>
        </text:list-item>
      </text:list>
      <text:p text:style-name="P53"/>
      <text:p text:style-name="P54"><text:soft-page-break/><text:a xlink:type="simple" xlink:href="https://www.poftut.com/install-configure-run-linux-tftp-client/" text:style-name="Internet_20_link" text:visited-style-name="Visited_20_Internet_20_Link">https://www.poftut.com/install-configure-run-linux-tftp-client/</text:a></text:p>
      <text:p text:style-name="P54"/>
      <text:list xml:id="list190827758046593" text:continue-numbering="true" text:style-name="L51">
        <text:list-item>
          <text:p text:style-name="P52">$ tftp 192.168.<text:span text:style-name="T37">201.39</text:span> <text:span text:style-name="T38">(host)</text:span><text:span text:style-name="T7"> </text:span><text:span text:style-name="T8">to connect with host</text:span></text:p>
        </text:list-item>
        <text:list-item>
          <text:p text:style-name="P90"><text:span text:style-name="T21">$ </text:span><text:span text:style-name="T18">put/</text:span><text:span text:style-name="T21">get</text:span><text:span text:style-name="T18"> body.txt</text:span></text:p>
        </text:list-item>
      </text:list>
      <text:p text:style-name="P53"/>
      <text:list xml:id="list3979574845654245296" text:style-name="L52">
        <text:list-item>
          <text:p text:style-name="P17"><text:span text:style-name="T33">connect</text:span> <text:tab/>connect to remote tftp</text:p>
        </text:list-item>
        <text:list-item>
          <text:p text:style-name="P17"><text:span text:style-name="T33">mode</text:span> <text:s text:c="3"/><text:tab/>set file transfer mode</text:p>
        </text:list-item>
        <text:list-item>
          <text:p text:style-name="P17"><text:span text:style-name="T33">put </text:span><text:s text:c="2"/><text:tab/> <text:s/><text:tab/>send file</text:p>
        </text:list-item>
        <text:list-item>
          <text:p text:style-name="P17"><text:span text:style-name="T33">get</text:span> <text:s text:c="4"/><text:tab/><text:tab/>receive file</text:p>
        </text:list-item>
        <text:list-item>
          <text:p text:style-name="P17"><text:span text:style-name="T33">quit</text:span> <text:s text:c="3"/><text:tab/><text:tab/>exit tftp</text:p>
        </text:list-item>
        <text:list-item>
          <text:p text:style-name="P17"><text:span text:style-name="T33">verbose</text:span> <text:tab/>toggle verbose mode</text:p>
        </text:list-item>
        <text:list-item>
          <text:p text:style-name="P17"><text:span text:style-name="T33">trace</text:span> <text:s/><text:tab/> <text:tab/>toggle packet tracing</text:p>
        </text:list-item>
        <text:list-item>
          <text:p text:style-name="P17"><text:span text:style-name="T33">status</text:span> <text:s/><text:tab/>show current status</text:p>
        </text:list-item>
        <text:list-item>
          <text:p text:style-name="P17"><text:span text:style-name="T33">binary</text:span> <text:s/><text:tab/>set mode to octet</text:p>
        </text:list-item>
        <text:list-item>
          <text:p text:style-name="P17"><text:span text:style-name="T33">ascii</text:span> <text:s text:c="2"/><text:tab/><text:tab/>set mode to netascii</text:p>
        </text:list-item>
        <text:list-item>
          <text:p text:style-name="P17"><text:span text:style-name="T33">rexmt</text:span> <text:s text:c="2"/><text:tab/>set per-packet retransmission timeout</text:p>
        </text:list-item>
        <text:list-item>
          <text:p text:style-name="P17"><text:span text:style-name="T33">timeout </text:span><text:tab/>set total retransmission timeout</text:p>
        </text:list-item>
        <text:list-item>
          <text:p text:style-name="P17"><text:span text:style-name="T33">? </text:span><text:s text:c="4"/><text:tab/> <text:s/><text:tab/>print help information</text:p>
        </text:list-item>
      </text:list>
      <text:p text:style-name="P55"/>
      <text:p text:style-name="P55">nmap</text:p>
      <text:list xml:id="list1220634061569071296" text:style-name="L53">
        <text:list-item>
          <text:p text:style-name="P78"><text:span text:style-name="Strong_20_Emphasis">map</text:span> is used for <text:span text:style-name="Strong_20_Emphasis">exploring networks</text:span>, <text:span text:style-name="Strong_20_Emphasis">perform security scans</text:span>, <text:span text:style-name="Strong_20_Emphasis">network audit</text:span> and <text:span text:style-name="Strong_20_Emphasis">finding open ports</text:span> on remote machine. It scans for Live hosts, Operating systems, packet filters and open ports running on remote hosts.</text:p>
        </text:list-item>
        <text:list-item>
          <text:p text:style-name="P79"><text:a xlink:type="simple" xlink:href="https://www.tecmint.com/nmap-command-examples/" text:style-name="Internet_20_link" text:visited-style-name="Visited_20_Internet_20_Link">https://www.tecmint.com/nmap-command-examples/</text:a></text:p>
        </text:list-item>
      </text:list>
      <text:p text:style-name="P80">iptraf</text:p>
      <text:list xml:id="list2971998470489191840" text:style-name="L54">
        <text:list-item>
          <text:p text:style-name="P2">There are number of monitoring tools available. Moreover, i came across a <text:span text:style-name="Strong_20_Emphasis">IPTraf</text:span> monitoring tool which i find very useful and it’s a simple tool to monitor <text:span text:style-name="Strong_20_Emphasis">Inbound</text:span> and <text:span text:style-name="Strong_20_Emphasis">Outbound</text:span> network traffic passing through interface.</text:p>
        </text:list-item>
        <text:list-item>
          <text:p text:style-name="P18"><text:a xlink:type="simple" xlink:href="https://www.tecmint.com/real-time-interactive-ip-lan-monitoring-with-iptraf-tool/" text:style-name="Internet_20_link" text:visited-style-name="Visited_20_Internet_20_Link">https://www.tecmint.com/real-time-interactive-ip-lan-monitoring-with-iptraf-tool/</text:a></text:p>
        </text:list-item>
      </text:list>
      <text:p text:style-name="P19"/>
      <text:p text:style-name="P56">5.3<text:span text:style-name="T1"><text:tab/> </text:span>Profiling tools</text:p>
      <text:p text:style-name="P57">strace</text:p>
      <text:p text:style-name="P57"/>
      <text:list xml:id="list1503605542326752202" text:style-name="L55">
        <text:list-item>
          <text:p text:style-name="P91">Strace is a debugging tool that will help you troubleshoot issues. Strace monitors the system calls and signals of a specific program. It is helpful when you do not have the source code and would like to debug the execution of a program. strace provides you the execution sequence of a binary from start to end.</text:p>
        </text:list-item>
      </text:list>
      <text:p text:style-name="P20"><text:a xlink:type="simple" xlink:href="http://www.thegeekstuff.com/2011/11/strace-examples/" text:style-name="Internet_20_link" text:visited-style-name="Visited_20_Internet_20_Link">http://www.thegeekstuff.com/2011/11/strace-examples/</text:a></text:p>
      <text:p text:style-name="P20"/>
      <text:p text:style-name="P58">ltrace</text:p>
      <text:list xml:id="list3165235023295075124" text:style-name="L56">
        <text:list-item>
          <text:p text:style-name="P92">This article explains about the tools and commands that can be used to reverse engineer an executable in a Linux environment.</text:p>
        </text:list-item>
        <text:list-item>
          <text:p text:style-name="P92">Reverse engineering is the act of figuring out what a software does, to which there is no source code available. Reverse engineering may not give you the exact details of the software. But you can understand fairly well about how a software was implemented.</text:p>
          <text:p text:style-name="P92"/>
          <text:p text:style-name="P92"/>
          <text:p text:style-name="P92"/>
          <text:p text:style-name="P92"/>
          <text:p text:style-name="P92"><text:soft-page-break/>The reverse engineering involves the following three basic steps:</text:p>
        </text:list-item>
        <text:list-item>
          <text:p text:style-name="P92">Gathering the Info </text:p>
        </text:list-item>
        <text:list-item>
          <text:p text:style-name="P92">Determining Program behavior </text:p>
        </text:list-item>
        <text:list-item>
          <text:p text:style-name="P92">Intercepting the library calls </text:p>
        </text:list-item>
      </text:list>
      <text:p text:style-name="P96"/>
      <text:p text:style-name="P59">top</text:p>
      <text:list xml:id="list6050733769386678585" text:style-name="L57">
        <text:list-item>
          <text:p text:style-name="P22">display Linux processes.</text:p>
        </text:list-item>
        <text:list-item>
          <text:p text:style-name="P21">The <text:s/>top program provides a dynamic real-time view of a running system. <text:s/>It can display system summary information as well as a list of processes or threads currently being managed by the Linux kernel. <text:s/>The types of system summary information shown and <text:s/>the types, order and size of information displayed for processes are all user configurable and that configuration can be made persistent across restarts.</text:p>
        </text:list-item>
      </text:list>
      <text:p text:style-name="P37"><text:tab/>$top</text:p>
      <text:p text:style-name="P23"><text:a xlink:type="simple" xlink:href="http://www.thegeekstuff.com/2010/01/15-practical-unix-linux-top-command-examples/" text:style-name="Internet_20_link" text:visited-style-name="Visited_20_Internet_20_Link">http://www.thegeekstuff.com/2010/01/15-practical-unix-linux-top-command-examples/</text:a></text:p>
      <text:p text:style-name="P23"/>
      <text:p text:style-name="P60">mtrace</text:p>
      <text:list xml:id="list2033970226533942566" text:style-name="L58">
        <text:list-item>
          <text:p text:style-name="P24">using this we can know in program file memory leakage or not.</text:p>
        </text:list-item>
        <text:list-item>
          <text:p text:style-name="P24">Follow some procedure:</text:p>
        </text:list-item>
      </text:list>
      <text:p text:style-name="P25"><text:tab/>create one txt file to save output ex: <text:span text:style-name="T33">$MALLOC_TRACE=/home/vvdn/embedded-master/embedded/m.txt</text:span></text:p>
      <text:p text:style-name="P25">here MALLOC_TRACE is a <text:span text:style-name="T39">environment variable.</text:span></text:p>
      <text:list xml:id="list4816622485021713017" text:style-name="L59">
        <text:list-item>
          <text:p text:style-name="P38"><text:span text:style-name="T40">$</text:span>export MALLOC_TRACE</text:p>
        </text:list-item>
        <text:list-item>
          <text:p text:style-name="P39">$mtrace a.out m.txt </text:p>
        </text:list-item>
      </text:list>
      <text:p text:style-name="P23"/>
      <text:p text:style-name="P61">5.4<text:span text:style-name="T2"><text:tab/></text:span>Packet capture Tools</text:p>
      <text:p text:style-name="P61"/>
      <text:p text:style-name="P62">tcpdump [with options] &lt;-i, -s, -w&gt;</text:p>
      <text:list xml:id="list5104900750664471741" text:style-name="L60">
        <text:list-item>
          <text:p text:style-name="P93">tcpdump command is also called as packet analyzer.</text:p>
        </text:list-item>
        <text:list-item>
          <text:p text:style-name="P93">tcpdump command will work on most flavors of unix operating system. tcpdump allows us to save the packets that are captured, so that we can use it for future analysis. The saved file can be viewed by the same tcpdump command. We can also use open source software like wireshark to read the tcpdump pcap files.</text:p>
        </text:list-item>
        <text:list-item>
          <text:p text:style-name="P26"><text:a xlink:type="simple" xlink:href="http://www.thegeekstuff.com/2010/08/tcpdump-command-examples" text:style-name="Internet_20_link" text:visited-style-name="Visited_20_Internet_20_Link">http://www.thegeekstuff.com/2010/08/tcpdump-command-examples</text:a></text:p>
        </text:list-item>
      </text:list>
      <text:p text:style-name="P63">-<text:span text:style-name="T41">i</text:span></text:p>
      <text:list xml:id="list2851290686137235006" text:style-name="L61">
        <text:list-item>
          <text:p text:style-name="P27">When you execute tcpdump command without any option, it will capture all the packets flowing through all the interfaces. -i option with tcpdump command, allows you to filter on a particular ethernet interface.</text:p>
        </text:list-item>
      </text:list>
      <text:p text:style-name="P82"><text:span text:style-name="T9"><text:tab/></text:span><text:span text:style-name="T33">$tcpdump -i eth1</text:span></text:p>
      <text:p text:style-name="P63">-<text:span text:style-name="T42">w</text:span></text:p>
      <text:list xml:id="list1713520615692753326" text:style-name="L62">
        <text:list-item>
          <text:p text:style-name="P28">tcpdump allows you to save the packets to a file, and later you can use the packet file for further analysis.</text:p>
        </text:list-item>
      </text:list>
      <text:p text:style-name="P82"><text:span text:style-name="T9"><text:tab/></text:span><text:span text:style-name="T33">$tcpdump -w </text:span><text:span text:style-name="T34">fname</text:span><text:span text:style-name="T33">.pcap -i eth0</text:span></text:p>
      <text:list xml:id="list8009080937976030116" text:style-name="L63">
        <text:list-item>
          <text:p text:style-name="P83">the destination of file willl be home directory.</text:p>
        </text:list-item>
      </text:list>
      <text:p text:style-name="P64">-<text:span text:style-name="T43">s snapshot snaplen</text:span></text:p>
      <text:list xml:id="list7683290306912858411" text:style-name="L64">
        <text:list-item>
          <text:p text:style-name="P31">Snarf snaplen bytes of data from each packet rather than the default of 262144 bytes. Packets truncated because of a limited <text:s/>snapshot are indicated in the output with ``[|proto]'', where proto is the name of the protocol level at which the truncation has occurred. Note that taking larger snapshots both increases the amount of time it takes to process <text:s/>packets <text:s/>and, effectively, decreases the amount of packet buffering. his may cause packets to be lost. <text:s/>You should limit snaplen to the smallest number that will capture the protocol information you're <text:soft-page-break/>interested in. <text:s/>Setting snaplen to 0 sets it to the <text:s/>default <text:s/>of 262144, for backwards compatibility with recent older versions of tcpdump.</text:p>
          <text:p text:style-name="P32"/>
        </text:list-item>
      </text:list>
      <text:p text:style-name="P65">-<text:span text:style-name="T44">n</text:span></text:p>
      <text:list xml:id="list8354864506218701530" text:style-name="L65">
        <text:list-item>
          <text:p text:style-name="P94">Capture packets with proper readable timestamp using tcpdump -tttt</text:p>
        </text:list-item>
        <text:list-item>
          <text:p text:style-name="P75">$ tcpdump -n -tttt -i eth0</text:p>
        </text:list-item>
      </text:list>
      <text:p text:style-name="P96"/>
      <text:p text:style-name="P30"/>
      <text:p text:style-name="P30"/>
      <text:p text:style-name="P30"/>
      <text:p text:style-name="P66">5.5 <text:s text:c="3"/>Packet Generators</text:p>
      <text:p text:style-name="P66">Iperf[with options] &lt;-s, -c, -d&gt;</text:p>
      <text:list xml:id="list190828173377464" text:continue-numbering="true" text:style-name="L65">
        <text:list-item>
          <text:p text:style-name="P29"><text:a xlink:type="simple" xlink:href="http://dast.nlanr.net/Projects/Iperf/" office:target-frame-name="_Blank" xlink:show="replace" text:style-name="Internet_20_link" text:visited-style-name="Visited_20_Internet_20_Link">Iperf</text:a> is a tool to measure the bandwidth and the quality of a network link.</text:p>
        </text:list-item>
        <text:list-item>
          <text:p text:style-name="P33"><text:a xlink:type="simple" xlink:href="https://openmaniak.com/iperf.php" text:style-name="Internet_20_link" text:visited-style-name="Visited_20_Internet_20_Link">https://openmaniak.com/iperf.php</text:a></text:p>
        </text:list-item>
        <text:list-item>
          <text:p text:style-name="P41">#iperf -c 1<text:span text:style-name="T45">92.168.201.25 </text:span><text:span text:style-name="T46">client connecting to 192.168.201.25</text:span></text:p>
          <text:p text:style-name="P81"><text:span text:style-name="T14">#iperf -s</text:span><text:span text:style-name="T10"> <text:s/></text:span><text:span text:style-name="T11">server side </text:span><text:span text:style-name="T12">(</text:span><text:span text:style-name="T29">Server listening on TCP port xxxx</text:span><text:span text:style-name="T12">)</text:span></text:p>
        </text:list-item>
        <text:list-item>
          <text:p text:style-name="P81"><text:span text:style-name="T15">#iperf -c 10.1.1.1 -d </text:span><text:span text:style-name="T12">To measure the bi-directional bandwidths simultaneousely, use the -d argument. If you want to test the bandwidths sequentially, use the </text:span><text:a xlink:type="simple" xlink:href="https://openmaniak.com/iperf.php#iperf-r" text:style-name="Internet_20_link" text:visited-style-name="Visited_20_Internet_20_Link">-r</text:a><text:span text:style-name="T12"> argument.</text:span></text:p>
          <text:p text:style-name="P72"><text:span text:style-name="T16">#</text:span><text:span text:style-name="T1">iperf -s </text:span><text:span text:style-name="T2">server side</text:span></text:p>
        </text:list-item>
      </text:list>
      <text:p text:style-name="P3"/>
      <text:p text:style-name="P67">Ostinato<text:bookmark text:name="aswift_0_expand"/><text:bookmark text:name="aswift_0_anchor"/><text:bookmark text:name="introduction"/></text:p>
      <text:list xml:id="list3416204135718868139" text:style-name="L66">
        <text:list-item>
          <text:p text:style-name="P95">Ostinato is a packet crafter, network traffic generator and analyzer with a friendly GUI. Also a powerful Python API for network test automation. Craft and send packets of several streams with different protocols at different rates. Think of it as “Wireshark in Reverse”.</text:p>
        </text:list-item>
        <text:list-item>
          <text:p text:style-name="P95">Ostinato aims to provide a traffic generator and network tester tool for every network engineer and developer - something not possible today with existing commercial network test equipment. With the right tool, network developers and engineers can do their jobs better and improve the quality of networking products.</text:p>
        </text:list-item>
      </text:list>
      <text:p text:style-name="P3"/>
      <text:p text:style-name="P34"><text:a xlink:type="simple" xlink:href="http://ostinato.org/" text:style-name="Internet_20_link" text:visited-style-name="Visited_20_Internet_20_Link">http://ostinato.org/</text:a></text:p>
      <text:list xml:id="list7020930950084755489" text:style-name="L67">
        <text:list-item>
          <text:p text:style-name="P35">Ostinato has a client, server model where servers can be run on multiple hosts and the client can connect to multiple servers. This allows a single client to manage ports present in multiple servers.</text:p>
        </text:list-item>
        <text:list-item>
          <text:p text:style-name="P35">To start both client and server:</text:p>
        </text:list-item>
        <text:list-item>
          <text:p text:style-name="P40">$sudo ostinato</text:p>
        </text:list-item>
        <text:list-item>
          <text:p text:style-name="P35">To start only the server:</text:p>
        </text:list-item>
        <text:list-item>
          <text:p text:style-name="P40">$sudo drone</text:p>
        </text:list-item>
      </text:list>
      <text:p text:style-name="P34"/>
      <text:p text:style-name="P34"/>
      <text:p text:style-name="P3"><text:span text:style-name="T33"/></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2T19:07:44.688336734</meta:creation-date>
    <dc:date>2017-08-22T19:08:25.918671738</dc:date>
    <meta:editing-duration>PT41S</meta:editing-duration>
    <meta:editing-cycles>1</meta:editing-cycles>
    <meta:document-statistic meta:table-count="0" meta:image-count="0" meta:object-count="0" meta:page-count="5" meta:paragraph-count="139" meta:word-count="1789" meta:character-count="10888" meta:non-whitespace-character-count="9226"/>
    <meta:generator>LibreOffice/5.1.6.2$Linux_X86_64 LibreOffice_project/10m0$Build-2</meta:generator>
  </office:meta>
</office:document-meta>
</file>